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 text:style-name="P1"><text:span text:style-name="T1">Solutions de transmissions </text:span><text:span text:style-name="T1">d'electricité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4T16:37:08.391596376</meta:creation-date>
    <dc:date>2015-01-24T16:38:51.257909073</dc:date>
    <meta:editing-duration>PT1M45S</meta:editing-duration>
    <meta:editing-cycles>1</meta:editing-cycles>
    <meta:document-statistic meta:object-count="24"/>
    <meta:generator>LibreOffice/4.3.5.2.0$Linux_X86_64 LibreOffice_project/430m0$Build-2</meta:generator>
  </office:meta>
</office:document-meta>
</file>